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1.29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72cm" fo:min-width="3.1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1.08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993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5.53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1.24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2.357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4.26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42cm" fo:min-width="3.579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99cm" fo:min-width="1.07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.56cm" fo:min-width="5.53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19.09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start"/>
      <style:text-properties fo:color="#808080" loext:opacity="100%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color="#808080" loext:opacity="100%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80808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635cm" svg:x="9.072cm" svg:y="3.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1.27cm" svg:x="7.802cm" svg:y="5.487cm">
          <text:p text:style-name="P1"><text:span text:style-name="T1">Read</text:span></text:p>
          <text:p text:style-name="P1"><text:span text:style-name="T1">WorkHours, name</text:span></text:p>
          <draw:enhanced-geometry svg:viewBox="0 0 21600 21600" draw:glue-points="?f6 0 10800 ?f8 ?f11 10800 ?f9 21600 10800 ?f10 ?f5 10800" draw:text-areas="?f3 ?f3 ?f4 ?f4" draw:type="parallelogram" draw:modifiers="2897.68540387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3.175cm" svg:height="2.223cm" svg:x="8.755cm" svg:y="7.709cm">
          <text:p text:style-name="P1"><text:span text:style-name="T1">wH &gt;= 3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3.493cm" svg:height="0.953cm" svg:x="3.992cm" svg:y="9.932cm">
          <text:p text:style-name="P1"><text:span text:style-name="T1">Raw ←</text:span></text:p>
          <text:p text:style-name="P1"><text:span text:style-name="T1">wH*hourRa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6.032cm" svg:height="0.953cm" svg:x="13.2cm" svg:y="9.932cm">
          <text:p text:style-name="P1"><text:span text:style-name="T1">Raw ←</text:span></text:p>
          <text:p text:style-name="P1"><text:span text:style-name="T1">hourRate * (35 + 1.5 * (wH-3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" draw:id="id4" draw:layer="layout" svg:width="3.492cm" svg:height="1.905cm" svg:x="8.555cm" svg:y="12.237cm">
          <text:p text:style-name="P1"><text:span text:style-name="T1">Raw &gt; 10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8" draw:id="id8" draw:layer="layout" svg:width="3.492cm" svg:height="1.905cm" svg:x="8.555cm" svg:y="15.247cm">
          <text:p text:style-name="P1"><text:span text:style-name="T1">Raw &gt; 14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5" draw:id="id5" draw:layer="layout" svg:width="2.857cm" svg:height="0.953cm" svg:x="14.988cm" svg:y="12.672cm">
          <text:p text:style-name="P1"><text:span text:style-name="T1">net ←</text:span></text:p>
          <text:p text:style-name="P1"><text:span text:style-name="T1">r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7" draw:id="id7" draw:layer="layout" svg:width="4.762cm" svg:height="0.953cm" svg:x="13.317cm" svg:y="15.747cm">
          <text:p text:style-name="P1"><text:span text:style-name="T1">net ←</text:span></text:p>
          <text:p text:style-name="P1"><text:span text:style-name="T1">1000 + (raw-1000)*0.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4.762cm" svg:height="0.953cm" svg:x="2.022cm" svg:y="15.747cm">
          <text:p text:style-name="P1"><text:span text:style-name="T1">net ←</text:span></text:p>
          <text:p text:style-name="P1"><text:span text:style-name="T1">1300 + (raw-1400)*0.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2.857cm" svg:height="0.953cm" svg:x="9.173cm" svg:y="19.457cm">
          <text:p text:style-name="P1"><text:span text:style-name="T1">tax ←</text:span></text:p>
          <text:p text:style-name="P1"><text:span text:style-name="T1">raw - 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0" draw:id="id10" draw:layer="layout" svg:width="5.615cm" svg:height="0.952cm" svg:x="7.802cm" svg:y="22.315cm">
          <text:p text:style-name="P1"><text:span text:style-name="T1">Write </text:span></text:p>
          <text:p text:style-name="P1"><text:span text:style-name="T1">Name, raw, tax, net</text:span></text:p>
          <draw:enhanced-geometry svg:viewBox="0 0 21600 21600" draw:glue-points="?f6 0 10800 ?f8 ?f11 10800 ?f9 21600 10800 ?f10 ?f5 10800" draw:text-areas="?f3 ?f3 ?f4 ?f4" draw:type="parallelogram" draw:modifiers="2897.68540387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11" draw:id="id11" draw:layer="layout" svg:width="2.222cm" svg:height="0.635cm" svg:x="9.55cm" svg:y="24.955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0.342cm" svg:y1="4.535cm" svg:x2="10.342cm" svg:y2="5.487cm">
          <text:p/>
        </draw:line>
        <draw:line draw:style-name="gr12" draw:text-style-name="P3" draw:layer="layout" svg:x1="10.342cm" svg:y1="6.757cm" svg:x2="10.342cm" svg:y2="7.71cm">
          <text:p/>
        </draw:line>
        <draw:connector draw:style-name="gr13" draw:text-style-name="P3" draw:layer="layout" svg:x1="8.755cm" svg:y1="8.821cm" svg:x2="5.738cm" svg:y2="9.932cm" draw:start-shape="id1" draw:start-glue-point="5" draw:end-shape="id2" draw:end-glue-point="0" svg:d="M8755 8821h-3017v1111" svg:viewBox="0 0 3018 1112">
          <text:p/>
        </draw:connector>
        <draw:connector draw:style-name="gr14" draw:text-style-name="P3" draw:layer="layout" svg:x1="11.93cm" svg:y1="8.821cm" svg:x2="16.216cm" svg:y2="9.932cm" draw:start-shape="id1" draw:start-glue-point="7" draw:end-shape="id3" draw:end-glue-point="0" svg:d="M11930 8821h4286v1111" svg:viewBox="0 0 4287 1112">
          <text:p/>
        </draw:connector>
        <draw:connector draw:style-name="gr15" draw:text-style-name="P3" draw:layer="layout" svg:x1="5.738cm" svg:y1="10.885cm" svg:x2="10.301cm" svg:y2="12.237cm" draw:start-shape="id2" draw:start-glue-point="2" draw:end-shape="id4" draw:end-glue-point="4" svg:d="M5738 10885v675h4563v677" svg:viewBox="0 0 4564 1353">
          <text:p/>
        </draw:connector>
        <draw:connector draw:style-name="gr16" draw:text-style-name="P3" draw:layer="layout" svg:x1="16.216cm" svg:y1="10.885cm" svg:x2="10.301cm" svg:y2="12.237cm" draw:start-shape="id3" draw:start-glue-point="2" draw:end-shape="id4" draw:end-glue-point="4" svg:d="M16216 10885v675h-5915v677" svg:viewBox="0 0 5916 1353">
          <text:p/>
        </draw:connector>
        <draw:connector draw:style-name="gr17" draw:text-style-name="P3" draw:layer="layout" draw:line-skew="1.205cm 2.282cm" svg:x1="17.845cm" svg:y1="13.148cm" svg:x2="10.601cm" svg:y2="19.457cm" draw:start-shape="id5" draw:start-glue-point="1" draw:end-shape="id6" draw:end-glue-point="0" svg:d="M17845 13148h1705v5674h-8949v635" svg:viewBox="0 0 8950 6310">
          <text:p/>
        </draw:connector>
        <draw:connector draw:style-name="gr18" draw:text-style-name="P3" draw:layer="layout" draw:type="line" svg:x1="18.079cm" svg:y1="16.223cm" svg:x2="19.561cm" svg:y2="16.223cm" draw:start-shape="id7" draw:start-glue-point="1" svg:d="M18079 16223h1482" svg:viewBox="0 0 1483 1">
          <text:p/>
        </draw:connector>
        <draw:connector draw:style-name="gr19" draw:text-style-name="P3" draw:layer="layout" draw:type="line" svg:x1="12.047cm" svg:y1="16.2cm" svg:x2="13.317cm" svg:y2="16.223cm" draw:start-shape="id8" draw:start-glue-point="7" draw:end-shape="id7" draw:end-glue-point="3" svg:d="M12047 16200l1270 23" svg:viewBox="0 0 1271 24">
          <text:p/>
        </draw:connector>
        <draw:connector draw:style-name="gr20" draw:text-style-name="P3" draw:layer="layout" draw:type="line" svg:x1="12.047cm" svg:y1="13.19cm" svg:x2="14.988cm" svg:y2="13.148cm" draw:start-shape="id4" draw:start-glue-point="7" draw:end-shape="id5" draw:end-glue-point="3" svg:d="M12047 13190l2941-42" svg:viewBox="0 0 2942 43">
          <text:p/>
        </draw:connector>
        <draw:connector draw:style-name="gr21" draw:text-style-name="P3" draw:layer="layout" draw:type="line" svg:x1="10.301cm" svg:y1="14.142cm" svg:x2="10.301cm" svg:y2="15.247cm" draw:start-shape="id4" draw:start-glue-point="6" draw:end-shape="id8" draw:end-glue-point="4" svg:d="M10301 14142v1105" svg:viewBox="0 0 1 1106">
          <text:p/>
        </draw:connector>
        <draw:connector draw:style-name="gr22" draw:text-style-name="P3" draw:layer="layout" draw:line-skew="0.744cm" svg:x1="4.403cm" svg:y1="16.7cm" svg:x2="10.601cm" svg:y2="19.457cm" draw:start-shape="id9" draw:start-glue-point="2" draw:end-shape="id6" draw:end-glue-point="0" svg:d="M4403 16700v2122h6198v635" svg:viewBox="0 0 6199 2758">
          <text:p/>
        </draw:connector>
        <draw:connector draw:style-name="gr23" draw:text-style-name="P3" draw:layer="layout" draw:type="line" svg:x1="8.555cm" svg:y1="16.2cm" svg:x2="6.784cm" svg:y2="16.223cm" draw:start-shape="id8" draw:start-glue-point="5" draw:end-shape="id9" draw:end-glue-point="1" svg:d="M8555 16200l-1771 23" svg:viewBox="0 0 1772 24">
          <text:p/>
        </draw:connector>
        <draw:connector draw:style-name="gr24" draw:text-style-name="P3" draw:layer="layout" draw:type="line" svg:x1="10.601cm" svg:y1="20.41cm" svg:x2="10.61cm" svg:y2="22.315cm" draw:start-shape="id6" draw:start-glue-point="2" draw:end-shape="id10" draw:end-glue-point="5" svg:d="M10601 20410l9 1905" svg:viewBox="0 0 10 1906">
          <text:p/>
        </draw:connector>
        <draw:connector draw:style-name="gr25" draw:text-style-name="P3" draw:layer="layout" draw:type="line" svg:x1="10.61cm" svg:y1="23.267cm" svg:x2="10.661cm" svg:y2="24.955cm" draw:start-shape="id10" draw:start-glue-point="8" draw:end-shape="id11" draw:end-glue-point="0" svg:d="M10610 23267l51 1688" svg:viewBox="0 0 52 1689">
          <text:p/>
        </draw:connector>
        <draw:custom-shape draw:style-name="gr26" draw:text-style-name="P5" draw:layer="layout" svg:width="2.54cm" svg:height="0.635cm" svg:x="12.882cm" svg:y="8.345cm">
          <text:p text:style-name="P4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54cm" svg:height="0.635cm" svg:x="5.897cm" svg:y="8.345cm">
          <text:p text:style-name="P4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54cm" svg:height="0.635cm" svg:x="12.247cm" svg:y="12.672cm">
          <text:p text:style-name="P4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54cm" svg:height="0.635cm" svg:x="11.295cm" svg:y="15.647cm">
          <text:p text:style-name="P4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54cm" svg:height="0.635cm" svg:x="9.39cm" svg:y="14.377cm">
          <text:p text:style-name="P4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54cm" svg:height="0.635cm" svg:x="6.532cm" svg:y="15.647cm">
          <text:p text:style-name="P4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6.032cm" svg:height="3.81cm" svg:x="1cm" svg:y="23.13cm">
          <text:p text:style-name="P6"><text:span text:style-name="T3">For:</text:span></text:p>
          <text:p text:style-name="P6"><text:span text:style-name="T3"/></text:p>
          <text:p text:style-name="P6"><text:span text:style-name="T3">wH → total working hours</text:span></text:p>
          <text:p text:style-name="P6"><text:span text:style-name="T3">Name → employee name</text:span></text:p>
          <text:p text:style-name="P6"><text:span text:style-name="T3">Raw → raw payment</text:span></text:p>
          <text:p text:style-name="P6"><text:span text:style-name="T3">Net → net payment</text:span></text:p>
          <text:p text:style-name="P6"><text:span text:style-name="T3">Tax → reduction for taxes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9.59cm" svg:height="1.27cm" svg:x="1cm" svg:y="1cm">
          <text:p text:style-name="P6"><text:span text:style-name="T3">Example 2.1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2:24:56.303119968</meta:creation-date>
    <meta:editing-duration>PT2M</meta:editing-duration>
    <meta:editing-cycles>2</meta:editing-cycles>
    <meta:generator>LibreOffice/24.2.3.2$Linux_X86_64 LibreOffice_project/420$Build-2</meta:generator>
    <dc:date>2024-06-05T22:26:56.137605059</dc:date>
    <meta:document-statistic meta:object-count="36"/>
  </office:meta>
</office:document-meta>
</file>